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142" officeooo:paragraph-rsid="00012142"/>
    </style:style>
    <style:style style:name="P2" style:family="paragraph" style:parent-style-name="Standard">
      <style:paragraph-properties fo:text-align="justify" style:justify-single-word="false"/>
      <style:text-properties officeooo:rsid="00012142" officeooo:paragraph-rsid="00012142"/>
    </style:style>
    <style:style style:name="P3" style:family="paragraph" style:parent-style-name="Standard">
      <style:paragraph-properties fo:text-align="justify" style:justify-single-word="false"/>
      <style:text-properties officeooo:rsid="00012142" officeooo:paragraph-rsid="00028541"/>
    </style:style>
    <style:style style:name="P4" style:family="paragraph" style:parent-style-name="Standard">
      <style:text-properties officeooo:rsid="00012142" officeooo:paragraph-rsid="00028541"/>
    </style:style>
    <style:style style:name="P5" style:family="paragraph" style:parent-style-name="Standard">
      <style:paragraph-properties fo:text-align="center" style:justify-single-word="false"/>
      <style:text-properties officeooo:rsid="00012142" officeooo:paragraph-rsid="00012142"/>
    </style:style>
    <style:style style:name="P6" style:family="paragraph" style:parent-style-name="Standard">
      <style:text-properties fo:font-weight="bold" officeooo:rsid="00012142" officeooo:paragraph-rsid="00012142" style:font-weight-asian="bold" style:font-weight-complex="bold"/>
    </style:style>
    <style:style style:name="P7" style:family="paragraph" style:parent-style-name="Standard">
      <style:paragraph-properties fo:text-align="justify" style:justify-single-word="false"/>
      <style:text-properties fo:font-weight="bold" officeooo:rsid="00012142" officeooo:paragraph-rsid="00012142" style:font-weight-asian="bold" style:font-weight-complex="bold"/>
    </style:style>
    <style:style style:name="P8" style:family="paragraph" style:parent-style-name="Standard">
      <style:paragraph-properties fo:text-align="justify" style:justify-single-word="false"/>
      <style:text-properties fo:font-style="italic" officeooo:rsid="00012142" officeooo:paragraph-rsid="00012142" style:font-style-asian="italic" style:font-style-complex="italic"/>
    </style:style>
    <style:style style:name="P9" style:family="paragraph" style:parent-style-name="Standard">
      <style:text-properties officeooo:rsid="00028541" officeooo:paragraph-rsid="00028541"/>
    </style:style>
    <style:style style:name="P10" style:family="paragraph" style:parent-style-name="Standard">
      <style:paragraph-properties fo:text-align="center" style:justify-single-word="false"/>
      <style:text-properties officeooo:rsid="00028541" officeooo:paragraph-rsid="00028541"/>
    </style:style>
    <style:style style:name="T1" style:family="text">
      <style:text-properties fo:font-size="20pt" style:font-size-asian="20pt" style:font-size-complex="20pt"/>
    </style:style>
    <style:style style:name="T2" style:family="text">
      <style:text-properties fo:font-style="italic" style:font-style-asian="italic" style:font-style-complex="italic"/>
    </style:style>
    <style:style style:name="T3" style:family="text">
      <style:text-properties fo:font-style="italic" officeooo:rsid="00028541" style:font-style-asian="italic" style:font-style-complex="italic"/>
    </style:style>
    <style:style style:name="T4" style:family="text">
      <style:text-properties fo:font-style="italic" fo:font-weight="bold" officeooo:rsid="00028541"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ódigo para leitura do MPU6050 by Jeff Rowberg </text:span></text:p>
      <text:p text:style-name="P1"><text:span text:style-name="T1"/></text:p>
      <text:p text:style-name="P6">QUATERNION</text:p>
      <text:p text:style-name="P2"><text:tab/><text:span text:style-name="T2">if you want to see the actual quaternion components in a [w, x, y, z] format (not best for parsing on a remote host such as Processing or something though). </text:span><text:span text:style-name="T4">Exemplo dos dados extraídos para o sensor parado:</text:span></text:p>
      <text:p text:style-name="P2"><text:span text:style-name="T2"/></text:p>
      <text:p text:style-name="P5"><text:span text:style-name="T2">quat<text:tab/>0.52<text:tab/>0.24<text:tab/>-0.28<text:tab/>-0.77</text:span></text:p>
      <text:p text:style-name="P5"><text:span text:style-name="T2">quat<text:tab/>0.52<text:tab/>0.24<text:tab/>-0.27<text:tab/>-0.77</text:span></text:p>
      <text:p text:style-name="P5"><text:span text:style-name="T2">quat<text:tab/>0.52<text:tab/>0.24<text:tab/>-0.27<text:tab/>-0.77</text:span></text:p>
      <text:p text:style-name="P8"/>
      <text:p text:style-name="P7">EULER</text:p>
      <text:p text:style-name="P2"><text:tab/><text:span text:style-name="T2">if you want to see Euler angles (in degrees) calculated from the quaternions coming from the FIFO.</text:span></text:p>
      <text:p text:style-name="P3"><text:span text:style-name="T2">Note that Euler angles suffer from gimbal lock (for more info, see</text:span> <text:a xlink:type="simple" xlink:href="http://en.wikipedia.org/wiki/Gimbal_lock" text:style-name="Internet_20_link" text:visited-style-name="Visited_20_Internet_20_Link">http://en.wikipedia.org/wiki/Gimbal_lock</text:a>). <text:span text:style-name="T2"><text:s/></text:span><text:span text:style-name="T4">Exemplo dos dados extraídos para o sensor parado:</text:span></text:p>
      <text:p text:style-name="P2"/>
      <text:p text:style-name="P10">euler<text:tab/>103.50<text:tab/>-27.95<text:tab/>-37.98</text:p>
      <text:p text:style-name="P10">euler<text:tab/>103.50<text:tab/>-27.95<text:tab/>-37.98</text:p>
      <text:p text:style-name="P10">euler<text:tab/>103.50<text:tab/>-27.95<text:tab/>-37.98</text:p>
      <text:p text:style-name="P3"/>
      <text:p text:style-name="P7">YAWPITCHROLL</text:p>
      <text:p text:style-name="P3"><text:tab/><text:span text:style-name="T2">If you want to see the yaw/pitch/roll angles (in degrees) calculated from the quaternions coming from the FIFO. Note this also requires gravity vector calculations. Also note that yaw/pitch/roll angles suffer from gimbal lock (for more info, see:</text:span> <text:a xlink:type="simple" xlink:href="http://en.wikipedia.org/wiki/Gimbal_lock" text:style-name="Internet_20_link" text:visited-style-name="Visited_20_Internet_20_Link">http://en.wikipedia.org/wiki/Gimbal_lock</text:a>). <text:span text:style-name="T2"><text:s/></text:span><text:span text:style-name="T4">Exemplo dos dados extraídos para o sensor parado:</text:span></text:p>
      <text:p text:style-name="P2"/>
      <text:p text:style-name="P5">ypr<text:tab/>-76.50<text:tab/>-31.96<text:tab/>-27.26</text:p>
      <text:p text:style-name="P5">ypr<text:tab/>-76.41<text:tab/>-31.97<text:tab/>-27.25</text:p>
      <text:p text:style-name="P5">ypr<text:tab/>-76.32<text:tab/>-31.97<text:tab/>-27.23</text:p>
      <text:p text:style-name="P2"/>
      <text:p text:style-name="P7">REALACCEL</text:p>
      <text:p text:style-name="P3"><text:tab/><text:span text:style-name="T2">if you want to see acceleration components with gravity removed. This acceleration reference frame is not compensated for orientation, so +X is always +X according to the sensor, just without the effects of gravity. If you want acceleration compensated for orientation, us</text:span> OUTPUT_READABLE_WORLDACCEL <text:span text:style-name="T2">instead</text:span>. <text:span text:style-name="T2"><text:s/></text:span><text:span text:style-name="T4">Exemplo dos dados extraídos para o sensor parado:</text:span></text:p>
      <text:p text:style-name="P2"/>
      <text:p text:style-name="P10">areal<text:tab/>17<text:tab/>23<text:tab/>-11</text:p>
      <text:p text:style-name="P10">areal<text:tab/>9<text:tab/>23<text:tab/>-9</text:p>
      <text:p text:style-name="P10">areal<text:tab/>7<text:tab/>23<text:tab/>-2</text:p>
      <text:p text:style-name="P3"/>
      <text:p text:style-name="P6">WORLDACCEL</text:p>
      <text:p text:style-name="P4"><text:tab/><text:span text:style-name="T2">if you want to see acceleration components with gravity removed and adjusted for the world frame of reference (yaw is relative to initial orientation, since no magnetometer is present in this case). Could be quite handy in some cases. <text:s/></text:span><text:span text:style-name="T4">Exemplo dos dados extraídos para o sensor parado:</text:span></text:p>
      <text:p text:style-name="P1"/>
      <text:p text:style-name="P10">aworld<text:tab/>342<text:tab/>-543<text:tab/>-47</text:p>
      <text:p text:style-name="P10">aworld<text:tab/>341<text:tab/>-546<text:tab/>-47</text:p>
      <text:p text:style-name="P10">aworld<text:tab/>335<text:tab/>-551<text:tab/>-48</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1:17:25.962112686</meta:creation-date>
    <dc:date>2016-10-05T21:33:29.674037498</dc:date>
    <meta:editing-duration>PT5M53S</meta:editing-duration>
    <meta:editing-cycles>1</meta:editing-cycles>
    <meta:document-statistic meta:table-count="0" meta:image-count="0" meta:object-count="0" meta:page-count="1" meta:paragraph-count="27" meta:word-count="298" meta:character-count="1872" meta:non-whitespace-character-count="1591"/>
    <meta:generator>LibreOffice/5.1.4.2$Linux_X86_64 LibreOffice_project/10m0$Build-2</meta:generator>
  </office:meta>
</office:document-meta>
</file>